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officeooo:paragraph-rsid="001c4835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text-properties officeooo:rsid="01a2573e" officeooo:paragraph-rsid="01a3e339"/>
    </style:style>
    <style:style style:name="P4" style:family="paragraph" style:parent-style-name="Text_20_body">
      <style:text-properties officeooo:rsid="01ab9aa8" officeooo:paragraph-rsid="01ab9aa8"/>
    </style:style>
    <style:style style:name="P5" style:family="paragraph" style:parent-style-name="Text_20_body">
      <style:text-properties style:font-name="Liberation Serif1" fo:font-size="12pt" officeooo:rsid="01b7f994" officeooo:paragraph-rsid="01b7f994" style:font-size-asian="10.5pt" style:font-size-complex="12pt"/>
    </style:style>
    <style:style style:name="P6" style:family="paragraph" style:parent-style-name="Text_20_body">
      <style:text-properties officeooo:rsid="01b62157" officeooo:paragraph-rsid="01b62157"/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Contents_20_Heading">
      <style:paragraph-properties fo:text-align="center" style:justify-single-word="false"/>
      <style:text-properties officeooo:paragraph-rsid="017c28c9"/>
    </style:style>
    <style:style style:name="P9" style:family="paragraph" style:parent-style-name="Text_20_body" style:list-style-name="L1">
      <style:text-properties style:font-name="Liberation Serif1" fo:font-size="12pt" officeooo:rsid="01c06c13" officeooo:paragraph-rsid="01c06c13" style:font-size-asian="10.5pt" style:font-size-complex="12pt"/>
    </style:style>
    <style:style style:name="P10" style:family="paragraph" style:parent-style-name="Text_20_body">
      <style:text-properties style:font-name="Liberation Serif1" fo:font-size="12pt" officeooo:rsid="01a73be0" officeooo:paragraph-rsid="01b7f994" style:font-size-asian="10.5pt" style:font-size-complex="12pt"/>
    </style:style>
    <style:style style:name="P11" style:family="paragraph" style:parent-style-name="Text_20_body">
      <style:text-properties style:font-name="Liberation Serif1" fo:font-size="12pt" officeooo:rsid="01c898bc" officeooo:paragraph-rsid="01c898bc" style:font-size-asian="10.5pt" style:font-size-complex="12pt"/>
    </style:style>
    <style:style style:name="P12" style:family="paragraph" style:parent-style-name="Text_20_body" style:list-style-name="L1">
      <style:text-properties style:font-name="Liberation Serif1" fo:font-size="12pt" officeooo:rsid="01ca29a8" officeooo:paragraph-rsid="01ca29a8" style:font-size-asian="10.5pt" style:font-size-complex="12pt"/>
    </style:style>
    <style:style style:name="P13" style:family="paragraph" style:parent-style-name="Text_20_body" style:list-style-name="L1">
      <style:text-properties style:font-name="Liberation Serif1" fo:font-size="12pt" officeooo:rsid="01cb3b57" officeooo:paragraph-rsid="01cb3b57" style:font-size-asian="10.5pt" style:font-size-complex="12pt"/>
    </style:style>
    <style:style style:name="P14" style:family="paragraph" style:parent-style-name="Text_20_body" style:list-style-name="L1">
      <style:text-properties style:font-name="Liberation Serif1" fo:font-size="12pt" officeooo:rsid="01cb6c5b" officeooo:paragraph-rsid="01cb6c5b" style:font-size-asian="10.5pt" style:font-size-complex="12pt"/>
    </style:style>
    <style:style style:name="P15" style:family="paragraph" style:parent-style-name="Text_20_body">
      <style:text-properties officeooo:rsid="01c85d16" officeooo:paragraph-rsid="01c85d16"/>
    </style:style>
    <style:style style:name="P16" style:family="paragraph" style:parent-style-name="Text_20_body">
      <style:text-properties officeooo:rsid="01c85d16" officeooo:paragraph-rsid="01c898bc"/>
    </style:style>
    <style:style style:name="P17" style:family="paragraph" style:parent-style-name="Text_20_body">
      <style:text-properties officeooo:rsid="01c1b353" officeooo:paragraph-rsid="01be6540"/>
    </style:style>
    <style:style style:name="P18" style:family="paragraph" style:parent-style-name="Text_20_body">
      <style:text-properties officeooo:rsid="01c94016" officeooo:paragraph-rsid="01c94016"/>
    </style:style>
    <style:style style:name="P19" style:family="paragraph" style:parent-style-name="Text_20_body">
      <style:text-properties officeooo:rsid="01ca29a8" officeooo:paragraph-rsid="01ca29a8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1">
      <style:paragraph-properties fo:break-before="page"/>
      <style:text-properties officeooo:rsid="0082cf49" officeooo:paragraph-rsid="0082cf49"/>
    </style:style>
    <style:style style:name="P22" style:family="paragraph" style:parent-style-name="Heading_20_1">
      <style:paragraph-properties fo:break-before="page"/>
      <style:text-properties officeooo:rsid="00432077" officeooo:paragraph-rsid="005d0165"/>
    </style:style>
    <style:style style:name="P23" style:family="paragraph" style:parent-style-name="Heading_20_1">
      <style:paragraph-properties fo:break-before="page"/>
      <style:text-properties officeooo:rsid="00432077" officeooo:paragraph-rsid="00432077"/>
    </style:style>
    <style:style style:name="P24" style:family="paragraph" style:parent-style-name="Heading_20_1" style:master-page-name="">
      <style:paragraph-properties style:page-number="auto" fo:break-before="page"/>
    </style:style>
    <style:style style:name="P25" style:family="paragraph" style:parent-style-name="Heading_20_2" style:list-style-name="">
      <style:text-properties officeooo:rsid="00393723" officeooo:paragraph-rsid="002f2470"/>
    </style:style>
    <style:style style:name="P2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T1" style:family="text">
      <style:text-properties officeooo:rsid="001c4835"/>
    </style:style>
    <style:style style:name="T2" style:family="text">
      <style:text-properties style:font-name="Courier 10 Pitch"/>
    </style:style>
    <style:style style:name="T3" style:family="text">
      <style:text-properties officeooo:rsid="01c3091e"/>
    </style:style>
    <style:style style:name="T4" style:family="text">
      <style:text-properties officeooo:rsid="01c85d16"/>
    </style:style>
    <style:style style:name="T5" style:family="text">
      <style:text-properties style:font-name="Courier 10 Pitch"/>
    </style:style>
    <style:style style:name="T6" style:family="text">
      <style:text-properties style:font-name="Courier 10 Pitch" officeooo:rsid="01c898bc"/>
    </style:style>
    <style:style style:name="T7" style:family="text">
      <style:text-properties style:font-name="Courier 10 Pitch" officeooo:rsid="01c94016"/>
    </style:style>
    <style:style style:name="T8" style:family="text">
      <style:text-properties officeooo:rsid="01c898bc"/>
    </style:style>
    <style:style style:name="T9" style:family="text">
      <style:text-properties officeooo:rsid="01c9401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4">September 2015</text:span> Features Update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6"><text:a xlink:type="simple" xlink:href="#__RefHeading__268_281562089" text:style-name="Index_20_Link" text:visited-style-name="Index_20_Link">Global<text:tab/>3</text:a></text:p>
          <text:p text:style-name="P26"><text:a xlink:type="simple" xlink:href="#__RefHeading__807_1383136781" text:style-name="Index_20_Link" text:visited-style-name="Index_20_Link">Family Tree Enhancements<text:tab/>4</text:a></text:p>
          <text:p text:style-name="P26"><text:a xlink:type="simple" xlink:href="#__RefHeading__1179_47939892" text:style-name="Index_20_Link" text:visited-style-name="Index_20_Link">Census Database Enhancements<text:tab/>5</text:a></text:p>
          <text:p text:style-name="P26"><text:a xlink:type="simple" xlink:href="#__RefHeading__1181_47939892" text:style-name="Index_20_Link" text:visited-style-name="Index_20_Link">Vital Statistics Enhancements<text:tab/>6</text:a></text:p>
          <text:p text:style-name="P26"><text:a xlink:type="simple" xlink:href="#__RefHeading__841_1383136781" text:style-name="Index_20_Link" text:visited-style-name="Index_20_Link">Bug Fixes<text:tab/>7</text:a></text:p>
        </text:index-body>
      </text:table-of-content>
      <text:p text:style-name="Text_20_body"/>
      <text:p text:style-name="P7"/>
      <text:p text:style-name="Text_20_body"/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>Illustration Index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Illustration Index</text:p>
          </text:index-title>
        </text:index-body>
      </text:illustration-index>
      <text:h text:style-name="P25" text:outline-level="2"/>
      <text:h text:style-name="P21" text:outline-level="1"><text:bookmark-start text:name="__RefHeading__268_281562089"/>Global<text:bookmark-end text:name="__RefHeading__268_281562089"/></text:h>
      <text:p text:style-name="P16">The biggest change this month is under the hood. <text:s/>When I started this project several years ago there was no standard way to access SQL databases from the PHP language the site is written in. <text:s/>I used one of the most functional technologies that was available at the time, PEAR MDB2, but now a powerful standard interface has been established, PHP Data Objects (PDO), so I have moved the entire project over to that new implementation. <text:s/>This required making a set of changes to about 60% of the scripts in the project. <text:s/><text:span text:style-name="T8">This change also encouraged a global improvement to the arrangement of the code. <text:s/>Because PDO reports errors in a different way from MDB2 it is now easier to put the code for handling the result of a successful database request immediately after making the request and ahead of the code for handling errors. <text:s/>This makes the code much easier to understand. <text:s/>PDO also has a standard way of retrieving a set of responses from the database as an array, where MDB2 required repetitively issuing a request for one record at a time. <text:s/>This should make many of the scripts faster.</text:span></text:p>
      <text:p text:style-name="P16">Th<text:span text:style-name="T8">is global change</text:span> combined with starting a new contract has limited the time I had available to work on my hobby.</text:p>
      <text:p text:style-name="P19">The <text:span text:style-name="T2">User::getUsers</text:span> method of the class that manages registered contributors has been enhanced to support searching for a user by the whole value of the user name identified by the regular expression <text:span text:style-name="T2">'^username$'</text:span>, and to retrieve all users except a specified user by the <text:span text:style-name="T2">'!username'</text:span> pattern. <text:s/>This eliminated a couple of places where scripts accessed the SQL database table directly.</text:p>
      <text:p text:style-name="P4"/>
      <text:p text:style-name="P3"/>
      <text:h text:style-name="P24" text:outline-level="1"><text:bookmark-start text:name="__RefHeading__807_1383136781"/>Family Tree Enhancements<text:bookmark-end text:name="__RefHeading__807_1383136781"/></text:h>
      <text:p text:style-name="P15">Most of the work here was done as part of the migration from PEAR MDB2 to PDO. <text:s/>One of the design objectives is that the application specific scripts will access the database only through an object-oriented interface. <text:s/>For example the scripts do not access the SQL table <text:span text:style-name="T2">tblIR</text:span>, but rather the <text:span text:style-name="T2">LegacyIndiv</text:span> class which encapsulates the information recorded in that table as well as the supporting table <text:span text:style-name="T2">tblER</text:span> which records each event or fact pertaining to an individual, the table <text:span text:style-name="T2">tblCR</text:span> which records the individual's membership as a child, and the table <text:span text:style-name="T2">tblMR</text:span> which records the individual's role as a spouse.</text:p>
      <text:p text:style-name="P15">The static member method <text:span text:style-name="T2">LegacyAddress::getWhere</text:span> which is used to identify those instances to be returned by the method <text:span text:style-name="T2">LegacyAddress::getAddresses</text:span>, deleted by <text:span text:style-name="T2">LegacyAddress::deleteAddresses</text:span>, or updated by <text:span text:style-name="T2">LegacyAddress::updateAddresses</text:span>, is enhanced to support selection using any of the fields in the class and to support lists of values for all of the integer fields. <text:s/><text:span text:style-name="T8">This eliminated the need for the script </text:span><text:span text:style-name="T6">FamilyTree/LegacyAddresses.php</text:span><text:span text:style-name="T8"> to access the database using SQL.</text:span></text:p>
      <text:p text:style-name="P18">The request to the database to obtain the information to fill in the nominal index is slow and getting slower as the database gets larger. <text:s/>It used to search from the requested name all the way to the end of the table, requiring examining tens of thousands of records, even though a maximum of 50 records are displayed. <text:s/>This has been reduced somewhat this month, but more needs to be done to make this script responsive.</text:p>
      <text:p text:style-name="P19">The base class Record, which implements the common functionality for all classes which represent a record from the SQL database, is enhanced to use prepared statements, which improves performance and protection against SQL insertion attacks.</text:p>
      <text:p text:style-name="P17"/>
      <text:h text:style-name="P22" text:outline-level="1"><text:bookmark-start text:name="__RefHeading__1179_47939892"/>Census Database Enhancements<text:bookmark-end text:name="__RefHeading__1179_47939892"/></text:h>
      <text:p text:style-name="P6">The script <text:span text:style-name="T2">CensusUpdateStatus.php</text:span>, which summarizes the progress of the transcription effort for a particular census and <text:span text:style-name="T3">optionally a </text:span>province, <text:span text:style-name="T3">is improved to also display the French name of the districts.</text:span></text:p>
      <text:h text:style-name="P23" text:outline-level="1"><text:bookmark-start text:name="__RefHeading__1181_47939892"/>Vital Statistics Enhancements<text:bookmark-end text:name="__RefHeading__1181_47939892"/></text:h>
      <text:p text:style-name="P10">The <text:span text:style-name="T4">functionality for determining the default place name used when creating a new birth, marriage, or death transcription has been moved into a shared common routine, which makes the code easier to maintain.</text:span></text:p>
      <text:p text:style-name="P11">When using the back-door into Ron Demaray's Ontario Cemetery Finding Aid (OCFA) database it took a couple of seconds for the list of townships to become available after selecting a county. <text:s/>I found this was because the SQL server determined it had to read 161,424 out of the 1,101,579 records from the OCFA table in order to respond to the request. <text:s/>So I created a separate table <text:span text:style-name="T2">OcfaTownships</text:span> which permits the script to obtain the information in a small fraction of a second.</text:p>
      <text:p text:style-name="P5"/>
      <text:h text:style-name="P20" text:outline-level="1"><text:bookmark-start text:name="__RefHeading__841_1383136781"/>Bug Fixes<text:bookmark-end text:name="__RefHeading__841_1383136781"/></text:h>
      <text:list xml:id="list7538075575065045584" text:style-name="L1">
        <text:list-item>
          <text:p text:style-name="P9">The method <text:span text:style-name="T7">LegacyCitation::save</text:span><text:span text:style-name="T9"> did not return 1 for a successful insert, or 0 for an insert that was ignored because it was for a duplicate of an existing record.</text:span></text:p>
        </text:list-item>
        <text:list-item>
          <text:p text:style-name="P12">In <text:span text:style-name="T2">LegacySource</text:span> the table to interpret values of the source type was missing the type for web-sites.</text:p>
        </text:list-item>
        <text:list-item>
          <text:p text:style-name="P12"><text:span text:style-name="T2">Record::save</text:span> did not set the value of the numeric index field in the internal copy of the record contents for a newly inserted record.</text:p>
        </text:list-item>
        <text:list-item>
          <text:p text:style-name="P13">Clicking on the preferred event checkbox cleared all preferences, not just the preferences for the type of event.</text:p>
        </text:list-item>
        <text:list-item>
          <text:p text:style-name="P13">Clicking on the preferred event checkbox to clear the existing preference did not update the database. </text:p>
        </text:list-item>
        <text:list-item>
          <text:p text:style-name="P13">The page number was not inserted into the citation for a match against the Wesleyan Methodist Baptisms table in <text:span text:style-name="T2">legacyIndivid.php</text:span>.</text:p>
        </text:list-item>
        <text:list-item>
          <text:p text:style-name="P14">The display of the contents of an individual birth registration did not have proper CSS definitions for left-aligned fields reporting an error. <text:s/>The fields were displayed with the wrong width.</text:p>
        </text:list-item>
        <text:list-item>
          <text:p text:style-name="P14">The search for matches in the database to a death registration did not include matches on married nam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erif" fo:font-family="'Liberation Serif'" style:font-style-name="Regular" style:font-family-generic="roman" style:font-pitch="variabl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de" style:family="paragraph" style:parent-style-name="Text_20_body" style:class="text">
      <style:paragraph-properties fo:margin-left="0.499cm" fo:margin-right="0.499cm" fo:margin-top="0cm" fo:margin-bottom="0.101cm" loext:contextual-spacing="false" fo:text-indent="0cm" style:auto-text-indent="false"/>
      <style:text-properties style:font-name="Courier New" fo:font-family="'Courier New'" style:font-family-generic="modern" style:font-pitch="fixed" officeooo:rsid="017c6da9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c4835"/>
    </style:style>
    <style:style style:name="MT1" style:family="text">
      <style:text-properties officeooo:rsid="001c483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7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1T16:46:32</meta:creation-date>
    <dc:date>2015-10-09T22:00:58.766113135</dc:date>
    <meta:editing-duration>P4DT9H40M28S</meta:editing-duration>
    <meta:editing-cycles>236</meta:editing-cycles>
    <meta:generator>LibreOffice/4.4.2.2$Linux_X86_64 LibreOffice_project/40m0$Build-2</meta:generator>
    <meta:document-statistic meta:table-count="0" meta:image-count="0" meta:object-count="0" meta:page-count="7" meta:paragraph-count="32" meta:word-count="916" meta:character-count="5538" meta:non-whitespace-character-count="4644"/>
  </office:meta>
</office:document-meta>
</file>